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b85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8b85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طَّارۣق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3581_2311316115"/><text:span text:style-name="T2">وَالسَّمَآءِ وَالطَّارۣقِ </text:span><text:span text:style-name="T3">(1)</text:span><text:span text:style-name="T2"> وَمَآ أَدْرۭيٰــكَ مَا </text:span><text:span text:style-name="T5">۰</text:span><text:span text:style-name="T2">لطَّارۣقُ </text:span><text:span text:style-name="T3">(2)</text:span><text:span text:style-name="T2"> </text:span><text:span text:style-name="T5">۴</text:span><text:span text:style-name="T2">ڤنَّجْمُ </text:span><text:span text:style-name="T5">۴</text:span><text:span text:style-name="T2">لثَّاقِــبُ </text:span><text:span text:style-name="T3">(3)</text:span><text:span text:style-name="T2"> إِننن كُلُّ نَفْــسٍ لَّمَا عَلَيْهَا حَافِظٌؐ </text:span><text:span text:style-name="T3">(4)</text:span><text:span text:style-name="T2"> فَلْيَنظُرۣ </text:span><text:span text:style-name="T5">۱</text:span><text:span text:style-name="T2">لِانسَـٰنُ مِمَّ خُلِقَؐ </text:span><text:span text:style-name="T3">(5)</text:span><text:span text:style-name="T2"> خُلِقَ مِــن مَّآءٍ دَافِقٍ </text:span><text:span text:style-name="T3">(6)</text:span><text:span text:style-name="T2"> يَخْرُجُ مِنۢ بَيْنِ </text:span><text:span text:style-name="T5">۱</text:span><text:span text:style-name="T2">لصُّلْبِ وَالتَّرَآئِبِؐ </text:span><text:span text:style-name="T3">(7)</text:span><text:span text:style-name="T2"> إِنَّهُ„ عَلَيٰ رَجْعِهِ” لَقَادِرٌ </text:span><text:span text:style-name="T3">(8)</text:span><text:span text:style-name="T2"> يَوْمَ تُبْلَــي </text:span><text:span text:style-name="T5">۰</text:span><text:span text:style-name="T2">لسَّرَآئِرُ </text:span><text:span text:style-name="T3">(9)</text:span><text:span text:style-name="T2"> فَمَا لَهُ„ مِن قُوَّةٍ وَلاَ نَاصِرٍؐ </text:span><text:span text:style-name="T3">(10)</text:span><text:span text:style-name="T2"> وَالسَّمَآءِ ذَاتِ </text:span><text:span text:style-name="T5">۱</text:span><text:span text:style-name="T2">لرَّجْعِ </text:span><text:span text:style-name="T3">(11)</text:span><text:span text:style-name="T2"> وَالاَرْضِ ذَاتِ </text:span><text:span text:style-name="T5">۱</text:span><text:span text:style-name="T2">لصَّدْعِ </text:span><text:span text:style-name="T3">(12)</text:span><text:span text:style-name="T2"> إِنَّهُ„ لَقَوْلٌ فَصْلٌ </text:span><text:span text:style-name="T3">(13)</text:span><text:span text:style-name="T2"> وَمَا هُوَ بِالْهَزْلِؐ </text:span><text:span text:style-name="T3">(14)</text:span><text:span text:style-name="T2"> إِنَّهُمْ يَكِيدُونَ كَيْداً </text:span><text:span text:style-name="T3">(15)</text:span><text:span text:style-name="T2"> وَأَكِيدُ كَيْداًؐ </text:span><text:span text:style-name="T3">(16)</text:span><text:span text:style-name="T2"> فَمَهِّـلِ </text:span><text:span text:style-name="T5">۱</text:span><text:span text:style-name="T2">لْكۭـٰفِـرۣيــنَ أَمْهِلْهُمْ رُوَيْداً </text:span><text:span text:style-name="T3">(17)</text:span><text:bookmark-end text:name="__DdeLink__3581_23113161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7:40.533048564</meta:creation-date>
    <dc:date>2025-03-06T08:36:15.602917807</dc:date>
    <meta:editing-duration>PT22M46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84" meta:character-count="447" meta:non-whitespace-character-count="365"/>
  </office:meta>
</office:document-meta>
</file>